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/>
    </style:style>
    <style:style style:name="T6" style:family="text">
      <style:text-properties fo:color="#7f007f"/>
    </style:style>
    <style:style style:name="T7" style:family="text">
      <style:text-properties fo:color="#2a00ff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bf5f3f"/>
    </style:style>
    <style:style style:name="T10" style:family="text">
      <style:text-properties fo:color="#7f0055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3">DOCTYPE</text:span> <text:span text:style-name="T1">html&gt;</text:span></text:p>
      <text:p text:style-name="P1"><text:span text:style-name="T1">&lt;</text:span><text:span text:style-name="T3">html</text:span><text:span text:style-name="T1">&gt;</text:span></text:p>
      <text:p text:style-name="P1"><text:span text:style-name="T1">&lt;</text:span><text:span text:style-name="T3">head</text:span><text:span text:style-name="T1">&gt;</text:span></text:p>
      <text:p text:style-name="P1"><text:span text:style-name="T1">&lt;</text:span><text:span text:style-name="T3">title</text:span><text:span text:style-name="T1">&gt;</text:span><text:span text:style-name="T5">Page Title</text:span><text:span text:style-name="T1">&lt;/</text:span><text:span text:style-name="T3">title</text:span><text:span text:style-name="T1">&gt;</text:span></text:p>
      <text:p text:style-name="P1"><text:span text:style-name="T1">&lt;/</text:span><text:span text:style-name="T3">head</text:span><text:span text:style-name="T1">&gt;</text:span></text:p>
      <text:p text:style-name="P1"><text:span text:style-name="T1">&lt;</text:span><text:span text:style-name="T3">body</text:span><text:span text:style-name="T1">&gt;</text:span></text:p>
      <text:p text:style-name="P1"/>
      <text:p text:style-name="P1"><text:span text:style-name="T1">&lt;</text:span><text:span text:style-name="T3">form</text:span> <text:span text:style-name="T6">action</text:span><text:span text:style-name="T5">=</text:span><text:span text:style-name="T8">"login"</text:span> <text:span text:style-name="T6">method</text:span><text:span text:style-name="T5">=</text:span><text:span text:style-name="T8">"POST"</text:span><text:span text:style-name="T1">&gt;</text:span></text:p>
      <text:p text:style-name="P1"><text:span text:style-name="T5"><text:s text:c="2"/>Username:</text:span><text:span text:style-name="T1">&lt;</text:span><text:span text:style-name="T3">br</text:span><text:span text:style-name="T1">&gt;</text:span></text:p>
      <text:p text:style-name="P1"><text:span text:style-name="T5"><text:s text:c="2"/></text:span><text:span text:style-name="T1">&lt;</text:span><text:span text:style-name="T3">input</text:span> <text:span text:style-name="T6">type</text:span><text:span text:style-name="T5">=</text:span><text:span text:style-name="T8">"text"</text:span> <text:span text:style-name="T6">name</text:span><text:span text:style-name="T5">=</text:span><text:span text:style-name="T8">"username"</text:span><text:span text:style-name="T1">&gt;&lt;</text:span><text:span text:style-name="T3">br</text:span><text:span text:style-name="T1">&gt;</text:span></text:p>
      <text:p text:style-name="P1"><text:span text:style-name="T5"><text:s text:c="2"/>Password:</text:span><text:span text:style-name="T1">&lt;</text:span><text:span text:style-name="T3">br</text:span><text:span text:style-name="T1">&gt;</text:span></text:p>
      <text:p text:style-name="P1"><text:span text:style-name="T5"><text:s text:c="2"/></text:span><text:span text:style-name="T1">&lt;</text:span><text:span text:style-name="T3">input</text:span> <text:span text:style-name="T6">type</text:span><text:span text:style-name="T5">=</text:span><text:span text:style-name="T8">"text"</text:span> <text:span text:style-name="T6">name</text:span><text:span text:style-name="T5">=</text:span><text:span text:style-name="T8">"password"</text:span><text:span text:style-name="T1">&gt;&lt;</text:span><text:span text:style-name="T3">br</text:span><text:span text:style-name="T1">&gt;</text:span></text:p>
      <text:p text:style-name="P1"><text:span text:style-name="T5"><text:s text:c="2"/></text:span><text:span text:style-name="T1">&lt;</text:span><text:span text:style-name="T3">input</text:span> <text:span text:style-name="T6">type</text:span><text:span text:style-name="T5">=</text:span><text:span text:style-name="T8">"submit"</text:span> <text:span text:style-name="T6">value</text:span><text:span text:style-name="T5">=</text:span><text:span text:style-name="T8">"Submit"</text:span><text:span text:style-name="T1">&gt;&lt;</text:span><text:span text:style-name="T3">br</text:span><text:span text:style-name="T1">&gt;</text:span></text:p>
      <text:p text:style-name="P1"><text:span text:style-name="T5"><text:s text:c="2"/></text:span><text:span text:style-name="T9">&lt;%</text:span></text:p>
      <text:p text:style-name="P1"><text:span text:style-name="T5"><text:s text:c="12"/>String result = </text:span><text:span text:style-name="T10">null</text:span><text:span text:style-name="T5">;</text:span></text:p>
      <text:p text:style-name="P1"><text:span text:style-name="T5"><text:s text:c="12"/>result = (String)request.getAttribute(</text:span><text:span text:style-name="T7">"loginResult"</text:span><text:span text:style-name="T5">);</text:span></text:p>
      <text:p text:style-name="P2"><text:s text:c="12"/>System.out.println(result);</text:p>
      <text:p text:style-name="P2"><text:s text:c="12"/></text:p>
      <text:p text:style-name="P1"><text:span text:style-name="T5"><text:s text:c="16"/></text:span><text:span text:style-name="T10">if</text:span><text:span text:style-name="T5">((</text:span><text:span text:style-name="T7">"empty"</text:span><text:span text:style-name="T5">).equals(result)) {</text:span></text:p>
      <text:p text:style-name="P1"><text:span text:style-name="T5"><text:s text:c="20"/>out.println(</text:span><text:span text:style-name="T7">"Username and password are required"</text:span><text:span text:style-name="T5">);</text:span></text:p>
      <text:p text:style-name="P1"><text:span text:style-name="T5"><text:s text:c="16"/>}</text:span><text:span text:style-name="T10">else</text:span><text:span text:style-name="T5">{</text:span></text:p>
      <text:p text:style-name="P1"><text:span text:style-name="T5"><text:s text:c="16"/><text:tab/>out.println(</text:span><text:span text:style-name="T7">"Incorrect username or password"</text:span><text:span text:style-name="T5">);</text:span></text:p>
      <text:p text:style-name="P2"><text:s text:c="16"/>}</text:p>
      <text:p text:style-name="P1"><text:span text:style-name="T5"><text:s text:c="12"/></text:span><text:span text:style-name="T9">%&gt;</text:span></text:p>
      <text:p text:style-name="P1"><text:span text:style-name="T1">&lt;/</text:span><text:span text:style-name="T3">form</text:span><text:span text:style-name="T1">&gt;</text:span></text:p>
      <text:p text:style-name="P1"/>
      <text:p text:style-name="P1"><text:span text:style-name="T1">&lt;/</text:span><text:span text:style-name="T3">body</text:span><text:span text:style-name="T1">&gt;</text:span></text:p>
      <text:p text:style-name="P3"><text:span text:style-name="T2">&lt;/</text:span><text:span text:style-name="T4">html</text:span><text:span text:style-name="T2">&gt;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"><text:span text:style-name="T10">if</text:span><text:span text:style-name="T5">((result.equals("empty") thi` no'` bao' loi do result chua ton tai. Nen ta phai dung </text:span><text:span text:style-name="T10">if</text:span><text:span text:style-name="T5">((</text:span><text:span text:style-name="T7">"empty"</text:span><text:span text:style-name="T5">).equals(result))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4S</meta:editing-duration>
    <meta:editing-cycles>3</meta:editing-cycles>
    <meta:generator>OpenOffice/4.1.1$Win32 OpenOffice.org_project/411m6$Build-9775</meta:generator>
    <dc:date>2016-02-02T15:14:20.70</dc:date>
    <meta:document-statistic meta:table-count="0" meta:image-count="0" meta:object-count="0" meta:page-count="1" meta:paragraph-count="27" meta:word-count="63" meta:character-count="777"/>
    <meta:user-defined meta:name="Info 1"/>
    <meta:user-defined meta:name="Info 2"/>
    <meta:user-defined meta:name="Info 3"/>
    <meta:user-defined meta:name="Info 4"/>
  </office:meta>
</office:document-meta>
</file>